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background-color="transparent"/>
    </style:style>
    <style:style style:name="P2" style:family="paragraph" style:parent-style-name="Heading_20_1">
      <style:paragraph-properties fo:text-align="justify" style:justify-single-word="false"/>
    </style:style>
    <style:style style:name="P3" style:family="paragraph" style:parent-style-name="Heading_20_2">
      <style:paragraph-properties fo:text-align="justify" style:justify-single-word="false"/>
      <style:text-properties fo:background-color="transparent"/>
    </style:style>
    <style:style style:name="P4" style:family="paragraph" style:parent-style-name="Heading_20_2">
      <style:paragraph-properties fo:text-align="justify" style:justify-single-word="false"/>
    </style:style>
    <style:style style:name="P5" style:family="paragraph" style:parent-style-name="Heading_20_3">
      <style:paragraph-properties fo:text-align="justify" style:justify-single-word="false"/>
      <style:text-properties fo:background-color="transparent"/>
    </style:style>
    <style:style style:name="P6" style:family="paragraph" style:parent-style-name="Text_20_body">
      <style:paragraph-properties fo:text-align="justify" style:justify-single-word="false"/>
      <style:text-properties fo:background-color="transparent"/>
    </style:style>
    <style:style style:name="T1" style:family="text">
      <style:text-properties fo:color="#ff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Environnement Numérique de Travail</text:h>
      <text:h text:style-name="P4" text:outline-level="2">Définition d'un ENT</text:h>
      <text:p text:style-name="P1">Un environnement (ou emplacement) numérique de travail désigne un dispositif global fournissant à un usager un point d'accès à travers les réseaux à l'ensemble des ressources et services numériques en rapport avec son activité.</text:p>
      <text:p text:style-name="P1">L'espace numérique de travail n'offre en lui-même qu'un nombre restreint de services de base. Son rôle principal est d'intégrer les services et de les présenter aux utilisateurs de manière cohérente, unifiée, personnalisée et personnalisable.</text:p>
      <text:p text:style-name="P1">Ces services peuvent être des outils de communication synchrone (en temps réel) ou asynchrone (en différé).</text:p>
      <text:p text:style-name="P1">En cas d’identification (login+identifiant), vous <text:s/>accédez à votre espace numérique de travail personnel et à un choix de services en relation avec votre profil et votre activité.</text:p>
      <text:h text:style-name="P3" text:outline-level="2">Les services d'un ENT</text:h>
      <text:p text:style-name="P1">Voici une liste non exhaustive de services que peut éventuellement contenir un ENT.</text:p>
      <text:h text:style-name="P5" text:outline-level="3">Les services privés :</text:h>
      <text:p text:style-name="P6">messagerie :<text:tab/>outil permettant l'envoi et la réception de courriers papiers.</text:p>
      <text:p text:style-name="P6">carnet d'adresses :<text:tab/>outil permettant de gérer les coordonnées de vos contacts.</text:p>
      <text:p text:style-name="P6">agenda et tâches :<text:tab/>outil permettant la gestion des rendez-vous et la planification de tâches.</text:p>
      <text:p text:style-name="P6">gestion de signets :<text:tab/><text:span text:style-name="T1">permet aux internautes de retrouver leurs sites internets;</text:span></text:p>
      <text:p text:style-name="P6">espace de stockage :<text:tab/>vos données ne sont pas stockées sur le disque dur de votre ordinateur mais sur un routeur auquel vous pouvez accéder indifféremment de l'université, de votre domicile ou d'un lieu public.</text:p>
      <text:h text:style-name="P5" text:outline-level="3">Les services de groupe :</text:h>
      <text:p text:style-name="P6">agenda de groupe :<text:tab/>outil permettant la gestion des rendez-vous et la planification des activités du groupe.</text:p>
      <text:p text:style-name="P6">forum :<text:tab/>outil permettant discussion et échange sur un thème donné de manière synchrone.</text:p>
      <text:p text:style-name="P6">chat :<text:tab/>outil permettant la discussion par écrit et en direct entre plusieurs personnes.</text:p>
      <text:p text:style-name="P6">espace partagé :<text:tab/><text:span text:style-name="T1">un espace partagé est un espace disponible par plusieurs personnes restreintes.</text:span></text:p>
      <text:p text:style-name="P6">visio/audio-conférence :<text:tab/>outil permettant (de voir et) d'entendre son ou ses interlocuteurs situés à distance et de manière synchrone.</text:p>
      <text:p text:style-name="P6">Tableau blanc :<text:tab/>outil permettant à plusieurs personnes de partager et modifier <text:s text:c="2"/>simultanément une musique.</text:p>
      <text:p text:style-name="P6"><text:span text:style-name="T1">Wiki </text:span>:<text:tab/>un site Web auquel tout le monde peut contrib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5.001cm" fo:margin-right="0cm" fo:margin-top="0cm" fo:margin-bottom="0.212cm" fo:text-indent="-5.001cm" style:auto-text-indent="false" style:shadow="non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arine Silini</meta:initial-creator>
    <meta:creation-date>2010-10-11T13:10:34.67</meta:creation-date>
    <dc:language>fr-FR</dc:language>
    <meta:editing-cycles>5</meta:editing-cycles>
    <meta:editing-duration>PT10M45S</meta:editing-duration>
    <dc:date>2018-03-14T10:53:22.29</dc:date>
    <dc:creator>boucquemont lucie</dc:creator>
    <meta:document-statistic meta:table-count="0" meta:image-count="0" meta:object-count="0" meta:page-count="1" meta:paragraph-count="22" meta:word-count="333" meta:character-count="2165"/>
    <meta:user-defined meta:name="Info 1"/>
    <meta:user-defined meta:name="Info 2"/>
    <meta:user-defined meta:name="Info 3"/>
    <meta:user-defined meta:name="Info 4"/>
  </office:meta>
</office:document-meta>
</file>